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onentialDecay" table:style-name="ta1">
        <table:shapes>
          <draw:frame draw:z-index="0" draw:style-name="gr1" draw:text-style-name="P1" svg:width="159.99mm" svg:height="89.99mm" svg:x="13.32mm" svg:y="160.55mm">
            <loext:p draw:notify-on-update-of-ranges="ExponentialDecay.C1:ExponentialDecay.C1 ExponentialDecay.C2:ExponentialDecay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Dec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B$2]*(EXP(-[.A2]/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$B$2]*(EXP(-[.A3]/5))" office:value-type="float" office:value="4.09365376538991" calcext:value-type="float">
            <text:p>4.0936537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$B$2]*(EXP(-[.A4]/5))" office:value-type="float" office:value="3.3516002301782" calcext:value-type="float">
            <text:p>3.3516002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B$2]*(EXP(-[.A5]/5))" office:value-type="float" office:value="2.74405818047013" calcext:value-type="float">
            <text:p>2.7440581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$B$2]*(EXP(-[.A6]/5))" office:value-type="float" office:value="2.24664482058611" calcext:value-type="float">
            <text:p>2.246644820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$B$2]*(EXP(-[.A7]/5))" office:value-type="float" office:value="1.83939720585721" calcext:value-type="float">
            <text:p>1.8393972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B$2]*(EXP(-[.A8]/5))" office:value-type="float" office:value="1.50597105956101" calcext:value-type="float">
            <text:p>1.50597105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B$2]*(EXP(-[.A9]/5))" office:value-type="float" office:value="1.23298481970803" calcext:value-type="float">
            <text:p>1.2329848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B$2]*(EXP(-[.A10]/5))" office:value-type="float" office:value="1.00948258997328" calcext:value-type="float">
            <text:p>1.00948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B$2]*(EXP(-[.A11]/5))" office:value-type="float" office:value="0.826494441107933" calcext:value-type="float">
            <text:p>0.8264944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B$2]*(EXP(-[.A12]/5))" office:value-type="float" office:value="0.676676416183063" calcext:value-type="float">
            <text:p>0.6766764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$B$2]*(EXP(-[.A13]/5))" office:value-type="float" office:value="0.554015791811669" calcext:value-type="float">
            <text:p>0.5540157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$B$2]*(EXP(-[.A14]/5))" office:value-type="float" office:value="0.453589766447063" calcext:value-type="float">
            <text:p>0.4535897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$B$2]*(EXP(-[.A15]/5))" office:value-type="float" office:value="0.371367891071669" calcext:value-type="float">
            <text:p>0.37136789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$B$2]*(EXP(-[.A16]/5))" office:value-type="float" office:value="0.30405031312609" calcext:value-type="float">
            <text:p>0.3040503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B$2]*(EXP(-[.A17]/5))" office:value-type="float" office:value="0.24893534183932" calcext:value-type="float">
            <text:p>0.2489353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$B$2]*(EXP(-[.A18]/5))" office:value-type="float" office:value="0.203811019891831" calcext:value-type="float">
            <text:p>0.2038110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$B$2]*(EXP(-[.A19]/5))" office:value-type="float" office:value="0.16686634980163" calcext:value-type="float">
            <text:p>0.16686634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$B$2]*(EXP(-[.A20]/5))" office:value-type="float" office:value="0.136618612236463" calcext:value-type="float">
            <text:p>0.1366186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$B$2]*(EXP(-[.A21]/5))" office:value-type="float" office:value="0.111853859280828" calcext:value-type="float">
            <text:p>0.111853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B$2]*(EXP(-[.A22]/5))" office:value-type="float" office:value="0.0915781944436709" calcext:value-type="float">
            <text:p>0.09157819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$B$2]*(EXP(-[.A23]/5))" office:value-type="float" office:value="0.0749778841023885" calcext:value-type="float">
            <text:p>0.0749778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$B$2]*(EXP(-[.A24]/5))" office:value-type="float" office:value="0.0613866995153422" calcext:value-type="float">
            <text:p>0.06138669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$B$2]*(EXP(-[.A25]/5))" office:value-type="float" office:value="0.0502591787231679" calcext:value-type="float">
            <text:p>0.05025917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$B$2]*(EXP(-[.A26]/5))" office:value-type="float" office:value="0.0411487352451002" calcext:value-type="float">
            <text:p>0.04114873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B$2]*(EXP(-[.A27]/5))" office:value-type="float" office:value="0.0336897349954273" calcext:value-type="float">
            <text:p>0.0336897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$B$2]*(EXP(-[.A28]/5))" office:value-type="float" office:value="0.0275828221038039" calcext:value-type="float">
            <text:p>0.0275828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$B$2]*(EXP(-[.A29]/5))" office:value-type="float" office:value="0.0225829047130633" calcext:value-type="float">
            <text:p>0.02258290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$B$2]*(EXP(-[.A30]/5))" office:value-type="float" office:value="0.0184893185824147" calcext:value-type="float">
            <text:p>0.01848931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B$2]*(EXP(-[.A31]/5))" office:value-type="float" office:value="0.0151377737268791" calcext:value-type="float">
            <text:p>0.01513777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$B$2]*(EXP(-[.A32]/5))" office:value-type="float" office:value="0.0123937608833318" calcext:value-type="float">
            <text:p>0.0123937609</text:p>
          </table:table-cell>
        </table:table-row>
      </table:table>
      <table:table table:name="learningRate Decay" table:style-name="ta1">
        <table:shapes>
          <draw:frame draw:z-index="0" draw:style-name="gr1" draw:text-style-name="P1" svg:width="159.99mm" svg:height="89.99mm" svg:x="19.13mm" svg:y="163.93mm">
            <loext:p draw:notify-on-update-of-ranges="'learningRate Decay'.C1:'learningRate Decay'.C1 'learningRate Decay'.C2:'learningRate Decay'.C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Dec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[.$B$2]*(EXP(-[.A2]/5)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$B$2]*(EXP(-[.A3]/5))" office:value-type="float" office:value="0.736857677770184" calcext:value-type="float">
            <text:p>0.7368576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$B$2]*(EXP(-[.A4]/5))" office:value-type="float" office:value="0.603288041432075" calcext:value-type="float">
            <text:p>0.6032880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formula="of:=[.$B$2]*(EXP(-[.A5]/5))" office:value-type="float" office:value="0.493930472484624" calcext:value-type="float">
            <text:p>0.4939304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$B$2]*(EXP(-[.A6]/5))" office:value-type="float" office:value="0.404396067705499" calcext:value-type="float">
            <text:p>0.4043960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[.$B$2]*(EXP(-[.A7]/5))" office:value-type="float" office:value="0.331091497054298" calcext:value-type="float">
            <text:p>0.3310914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[.$B$2]*(EXP(-[.A8]/5))" office:value-type="float" office:value="0.271074790720982" calcext:value-type="float">
            <text:p>0.2710747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$B$2]*(EXP(-[.A9]/5))" office:value-type="float" office:value="0.221937267547446" calcext:value-type="float">
            <text:p>0.2219372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$B$2]*(EXP(-[.A10]/5))" office:value-type="float" office:value="0.18170686619519" calcext:value-type="float">
            <text:p>0.1817068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formula="of:=[.$B$2]*(EXP(-[.A11]/5))" office:value-type="float" office:value="0.148768999399428" calcext:value-type="float">
            <text:p>0.1487689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[.$B$2]*(EXP(-[.A12]/5))" office:value-type="float" office:value="0.121801754912951" calcext:value-type="float">
            <text:p>0.1218017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formula="of:=[.$B$2]*(EXP(-[.A13]/5))" office:value-type="float" office:value="0.0997228425261005" calcext:value-type="float">
            <text:p>0.0997228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[.$B$2]*(EXP(-[.A14]/5))" office:value-type="float" office:value="0.0816461579604713" calcext:value-type="float">
            <text:p>0.081646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formula="of:=[.$B$2]*(EXP(-[.A15]/5))" office:value-type="float" office:value="0.0668462203929005" calcext:value-type="float">
            <text:p>0.0668462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formula="of:=[.$B$2]*(EXP(-[.A16]/5))" office:value-type="float" office:value="0.0547290563626962" calcext:value-type="float">
            <text:p>0.05472905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formula="of:=[.$B$2]*(EXP(-[.A17]/5))" office:value-type="float" office:value="0.0448083615310776" calcext:value-type="float">
            <text:p>0.04480836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table:formula="of:=[.$B$2]*(EXP(-[.A18]/5))" office:value-type="float" office:value="0.0366859835805296" calcext:value-type="float">
            <text:p>0.0366859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table:formula="of:=[.$B$2]*(EXP(-[.A19]/5))" office:value-type="float" office:value="0.0300359429642935" calcext:value-type="float">
            <text:p>0.0300359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table:formula="of:=[.$B$2]*(EXP(-[.A20]/5))" office:value-type="float" office:value="0.0245913502025633" calcext:value-type="float">
            <text:p>0.02459135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table:formula="of:=[.$B$2]*(EXP(-[.A21]/5))" office:value-type="float" office:value="0.020133694670549" calcext:value-type="float">
            <text:p>0.0201336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table:formula="of:=[.$B$2]*(EXP(-[.A22]/5))" office:value-type="float" office:value="0.0164840749998608" calcext:value-type="float">
            <text:p>0.016484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formula="of:=[.$B$2]*(EXP(-[.A23]/5))" office:value-type="float" office:value="0.0134960191384299" calcext:value-type="float">
            <text:p>0.01349601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formula="of:=[.$B$2]*(EXP(-[.A24]/5))" office:value-type="float" office:value="0.0110496059127616" calcext:value-type="float">
            <text:p>0.01104960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table:formula="of:=[.$B$2]*(EXP(-[.A25]/5))" office:value-type="float" office:value="0.00904665217017023" calcext:value-type="float">
            <text:p>0.0090466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[.$B$2]*(EXP(-[.A26]/5))" office:value-type="float" office:value="0.00740677234411803" calcext:value-type="float">
            <text:p>0.00740677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table:formula="of:=[.$B$2]*(EXP(-[.A27]/5))" office:value-type="float" office:value="0.00606415229917692" calcext:value-type="float">
            <text:p>0.00606415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table:formula="of:=[.$B$2]*(EXP(-[.A28]/5))" office:value-type="float" office:value="0.00496490797868469" calcext:value-type="float">
            <text:p>0.0049649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table:formula="of:=[.$B$2]*(EXP(-[.A29]/5))" office:value-type="float" office:value="0.0040649228483514" calcext:value-type="float">
            <text:p>0.00406492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table:formula="of:=[.$B$2]*(EXP(-[.A30]/5))" office:value-type="float" office:value="0.00332807734483464" calcext:value-type="float">
            <text:p>0.00332807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table:formula="of:=[.$B$2]*(EXP(-[.A31]/5))" office:value-type="float" office:value="0.00272479927083823" calcext:value-type="float">
            <text:p>0.0027247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formula="of:=[.$B$2]*(EXP(-[.A32]/5))" office:value-type="float" office:value="0.00223087695899972" calcext:value-type="float">
            <text:p>0.002230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0:24.645849913</meta:creation-date>
    <dc:date>2017-03-07T17:48:41.356829826</dc:date>
    <meta:editing-duration>PT19H35M37S</meta:editing-duration>
    <meta:editing-cycles>6</meta:editing-cycles>
    <meta:generator>LibreOffice/5.1.6.2$Linux_X86_64 LibreOffice_project/10m0$Build-2</meta:generator>
    <meta:document-statistic meta:table-count="2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33cm" svg:y="4.205cm" style:legend-expansion="high" chart:style-name="ch2"/>
        <chart:plot-area chart:style-name="ch3" table:cell-range-address="ExponentialDecay.C1:ExponentialDecay.C32" chart:data-source-has-labels="row" svg:x="0.32cm" svg:y="0.18cm" svg:width="12.993cm" svg:height="8.64cm">
          <chartooo:coordinate-region svg:x="0.783cm" svg:y="0.375cm" svg:width="12.393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onentialDecay.C2:ExponentialDecay.C32" chart:label-cell-address="ExponentialDecay.C1:ExponentialDecay.C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ay</text:p>
                <draw:g>
                  <svg:desc>ExponentialDecay.C1:ExponentialDeca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onentialDecay.C2:ExponentialDecay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9365376538991">
                <text:p>4.09365376538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16002301782">
                <text:p>3.351600230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4405818047013">
                <text:p>2.744058180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664482058611">
                <text:p>2.2466448205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939720585721">
                <text:p>1.83939720585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597105956101">
                <text:p>1.50597105956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3298481970803">
                <text:p>1.2329848197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948258997328">
                <text:p>1.0094825899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6494441107933">
                <text:p>0.826494441107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6676416183063">
                <text:p>0.676676416183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4015791811669">
                <text:p>0.554015791811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3589766447063">
                <text:p>0.453589766447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367891071669">
                <text:p>0.371367891071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05031312609">
                <text:p>0.30405031312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93534183932">
                <text:p>0.24893534183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811019891831">
                <text:p>0.20381101989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86634980163">
                <text:p>0.16686634980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6618612236463">
                <text:p>0.136618612236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853859280828">
                <text:p>0.11185385928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5781944436709">
                <text:p>0.0915781944436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49778841023885">
                <text:p>0.0749778841023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13866995153422">
                <text:p>0.0613866995153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02591787231679">
                <text:p>0.050259178723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1487352451002">
                <text:p>0.0411487352451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6897349954273">
                <text:p>0.0336897349954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5828221038039">
                <text:p>0.0275828221038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5829047130633">
                <text:p>0.0225829047130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4893185824147">
                <text:p>0.0184893185824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1377737268791">
                <text:p>0.0151377737268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3937608833318">
                <text:p>0.012393760883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33cm" svg:y="4.205cm" style:legend-expansion="high" chart:style-name="ch2"/>
        <chart:plot-area chart:style-name="ch3" table:cell-range-address="'learningRate Decay'.C1:'learningRate Decay'.C32" chart:data-source-has-labels="row" svg:x="0.32cm" svg:y="0.18cm" svg:width="12.993cm" svg:height="8.64cm">
          <chartooo:coordinate-region svg:x="1.1cm" svg:y="0.375cm" svg:width="12.077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arningRate Decay'.C2:'learningRate Decay'.C32" chart:label-cell-address="'learningRate Decay'.C1:'learningRate Decay'.C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ay</text:p>
                <draw:g>
                  <svg:desc>'learningRate Decay'.C1:'learningRate Deca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'learningRate Decay'.C2:'learningRate Decay'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57677770184">
                <text:p>0.736857677770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288041432075">
                <text:p>0.603288041432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930472484624">
                <text:p>0.493930472484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396067705499">
                <text:p>0.404396067705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1091497054298">
                <text:p>0.331091497054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074790720982">
                <text:p>0.271074790720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937267547446">
                <text:p>0.221937267547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70686619519">
                <text:p>0.1817068661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8768999399428">
                <text:p>0.148768999399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1801754912951">
                <text:p>0.121801754912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7228425261005">
                <text:p>0.0997228425261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16461579604713">
                <text:p>0.0816461579604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8462203929005">
                <text:p>0.066846220392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7290563626962">
                <text:p>0.0547290563626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8083615310776">
                <text:p>0.0448083615310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6859835805296">
                <text:p>0.0366859835805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0359429642935">
                <text:p>0.030035942964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5913502025633">
                <text:p>0.0245913502025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133694670549">
                <text:p>0.020133694670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4840749998608">
                <text:p>0.0164840749998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4960191384299">
                <text:p>0.0134960191384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0496059127616">
                <text:p>0.0110496059127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04665217017023">
                <text:p>0.00904665217017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40677234411803">
                <text:p>0.00740677234411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6415229917692">
                <text:p>0.0060641522991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6490797868469">
                <text:p>0.00496490797868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649228483514">
                <text:p>0.0040649228483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2807734483464">
                <text:p>0.00332807734483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2479927083823">
                <text:p>0.00272479927083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3087695899972">
                <text:p>0.00223087695899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